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4.85pt" svg:y="18.68pt">
            <draw:object draw:notify-on-update-of-ranges="Sheet1.A1:Sheet1.A1 Sheet1.A2:Sheet1.A25 Sheet1.B1:Sheet1.B1 Sheet1.B2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199.02pt" svg:y="359.91pt">
            <draw:object draw:notify-on-update-of-ranges="Sheet1.A27:Sheet1.A27 Sheet1.A28:Sheet1.A49 Sheet1.B27:Sheet1.B27 Sheet1.B28:Sheet1.B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54.36pt" svg:y="13.35pt">
            <draw:object draw:notify-on-update-of-ranges="Sheet1.L2:Sheet1.L2 Sheet1.L3:Sheet1.L12 Sheet1.M2:Sheet1.M2 Sheet1.M3:Sheet1.M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Power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-[.A2]" office:value-type="float" office:value="130.11" calcext:value-type="float">
            <text:p>130.11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Power</text:p>
          </table:table-cell>
          <table:table-cell office:value-type="string" calcext:value-type="string">
            <text:p>Max Acceleration</text:p>
          </table:table-cell>
        </table:table-row>
        <table:table-row table:style-name="ro1">
          <table:table-cell office:value-type="float" office:value="130.11" calcext:value-type="float">
            <text:p>130.11</text:p>
          </table:table-cell>
          <table:table-cell table:formula="of:=[.A4]-[.A3]" office:value-type="float" office:value="110.31" calcext:value-type="float">
            <text:p>110.31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20.21" calcext:value-type="float">
            <text:p>120.21</text:p>
          </table:table-cell>
        </table:table-row>
        <table:table-row table:style-name="ro1">
          <table:table-cell office:value-type="float" office:value="240.42" calcext:value-type="float">
            <text:p>240.42</text:p>
          </table:table-cell>
          <table:table-cell table:formula="of:=[.A5]-[.A4]"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08.89" calcext:value-type="float">
            <text:p>108.89</text:p>
          </table:table-cell>
        </table:table-row>
        <table:table-row table:style-name="ro1">
          <table:table-cell office:value-type="float" office:value="333.75" calcext:value-type="float">
            <text:p>333.75</text:p>
          </table:table-cell>
          <table:table-cell table:formula="of:=[.A6]-[.A5]" office:value-type="float" office:value="79.2" calcext:value-type="float">
            <text:p>79.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96.17" calcext:value-type="float">
            <text:p>96.17</text:p>
          </table:table-cell>
        </table:table-row>
        <table:table-row table:style-name="ro1">
          <table:table-cell office:value-type="float" office:value="412.95" calcext:value-type="float">
            <text:p>412.95</text:p>
          </table:table-cell>
          <table:table-cell table:formula="of:=[.A7]-[.A6]" office:value-type="float" office:value="67.88" calcext:value-type="float">
            <text:p>67.8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480.83" calcext:value-type="float">
            <text:p>480.83</text:p>
          </table:table-cell>
          <table:table-cell table:formula="of:=[.A8]-[.A7]" office:value-type="float" office:value="57.9900000000001" calcext:value-type="float">
            <text:p>57.9900000000001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72.12" calcext:value-type="float">
            <text:p>72.12</text:p>
          </table:table-cell>
        </table:table-row>
        <table:table-row table:style-name="ro1">
          <table:table-cell office:value-type="float" office:value="538.82" calcext:value-type="float">
            <text:p>538.82</text:p>
          </table:table-cell>
          <table:table-cell table:formula="of:=[.A9]-[.A8]" office:value-type="float" office:value="48.0799999999999" calcext:value-type="float">
            <text:p>48.079999999999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58.86" calcext:value-type="float">
            <text:p>58.86</text:p>
          </table:table-cell>
        </table:table-row>
        <table:table-row table:style-name="ro1">
          <table:table-cell office:value-type="float" office:value="586.9" calcext:value-type="float">
            <text:p>586.9</text:p>
          </table:table-cell>
          <table:table-cell table:formula="of:=[.A10]-[.A9]" office:value-type="float" office:value="41.01" calcext:value-type="float">
            <text:p>41.01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48.08" calcext:value-type="float">
            <text:p>48.08</text:p>
          </table:table-cell>
        </table:table-row>
        <table:table-row table:style-name="ro1">
          <table:table-cell office:value-type="float" office:value="627.91" calcext:value-type="float">
            <text:p>627.91</text:p>
          </table:table-cell>
          <table:table-cell table:formula="of:=[.A11]-[.A10]" office:value-type="float" office:value="35.36" calcext:value-type="float">
            <text:p>35.3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6.77" calcext:value-type="float">
            <text:p>36.77</text:p>
          </table:table-cell>
        </table:table-row>
        <table:table-row table:style-name="ro1">
          <table:table-cell office:value-type="float" office:value="663.27" calcext:value-type="float">
            <text:p>663.27</text:p>
          </table:table-cell>
          <table:table-cell table:formula="of:=[.A12]-[.A11]" office:value-type="float" office:value="29.6900000000001" calcext:value-type="float">
            <text:p>29.6900000000001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4.04" calcext:value-type="float">
            <text:p>24.04</text:p>
          </table:table-cell>
        </table:table-row>
        <table:table-row table:style-name="ro1">
          <table:table-cell office:value-type="float" office:value="692.96" calcext:value-type="float">
            <text:p>692.96</text:p>
          </table:table-cell>
          <table:table-cell table:formula="of:=[.A13]-[.A12]" office:value-type="float" office:value="25.4599999999999" calcext:value-type="float">
            <text:p>25.459999999999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718.42" calcext:value-type="float">
            <text:p>718.42</text:p>
          </table:table-cell>
          <table:table-cell table:formula="of:=[.A14]-[.A13]" office:value-type="float" office:value="21.21" calcext:value-type="float">
            <text:p>21.2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39.63" calcext:value-type="float">
            <text:p>739.63</text:p>
          </table:table-cell>
          <table:table-cell table:formula="of:=[.A15]-[.A14]" office:value-type="float" office:value="18.39" calcext:value-type="float">
            <text:p>18.39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58.02" calcext:value-type="float">
            <text:p>758.02</text:p>
          </table:table-cell>
          <table:table-cell table:formula="of:=[.A16]-[.A15]" office:value-type="float" office:value="15.5500000000001" calcext:value-type="float">
            <text:p>15.550000000000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73.57" calcext:value-type="float">
            <text:p>773.57</text:p>
          </table:table-cell>
          <table:table-cell table:formula="of:=[.A17]-[.A16]" office:value-type="float" office:value="12.7299999999999" calcext:value-type="float">
            <text:p>12.7299999999999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86.3" calcext:value-type="float">
            <text:p>786.3</text:p>
          </table:table-cell>
          <table:table-cell table:formula="of:=[.A18]-[.A17]" office:value-type="float" office:value="11.3200000000001" calcext:value-type="float">
            <text:p>11.320000000000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97.62" calcext:value-type="float">
            <text:p>797.62</text:p>
          </table:table-cell>
          <table:table-cell table:formula="of:=[.A19]-[.A18]" office:value-type="float" office:value="9.89999999999998" calcext:value-type="float">
            <text:p>9.89999999999998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807.52" calcext:value-type="float">
            <text:p>807.52</text:p>
          </table:table-cell>
          <table:table-cell table:formula="of:=[.A20]-[.A19]" office:value-type="float" office:value="8.48000000000002" calcext:value-type="float">
            <text:p>8.4800000000000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21]-[.A20]" office:value-type="float" office:value="7.07000000000005" calcext:value-type="float">
            <text:p>7.07000000000005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823.07" calcext:value-type="float">
            <text:p>823.07</text:p>
          </table:table-cell>
          <table:table-cell table:formula="of:=[.A22]-[.A21]" office:value-type="float" office:value="5.65999999999997" calcext:value-type="float">
            <text:p>5.6599999999999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828.73" calcext:value-type="float">
            <text:p>828.73</text:p>
          </table:table-cell>
          <table:table-cell table:formula="of:=[.A23]-[.A22]" office:value-type="float" office:value="4.24000000000001" calcext:value-type="float">
            <text:p>4.2400000000000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832.97" calcext:value-type="float">
            <text:p>832.97</text:p>
          </table:table-cell>
          <table:table-cell table:formula="of:=[.A24]-[.A23]" office:value-type="float" office:value="4.24000000000001" calcext:value-type="float">
            <text:p>4.2400000000000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837.21" calcext:value-type="float">
            <text:p>837.2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Power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9]-[.A28]" office:value-type="float" office:value="59.4" calcext:value-type="float">
            <text:p>59.4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9.4" calcext:value-type="float">
            <text:p>59.4</text:p>
          </table:table-cell>
          <table:table-cell table:formula="of:=[.A30]-[.A29]" office:value-type="float" office:value="49.49" calcext:value-type="float">
            <text:p>49.4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08.89" calcext:value-type="float">
            <text:p>108.89</text:p>
          </table:table-cell>
          <table:table-cell table:formula="of:=[.A31]-[.A30]" office:value-type="float" office:value="42.43" calcext:value-type="float">
            <text:p>42.4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51.32" calcext:value-type="float">
            <text:p>151.32</text:p>
          </table:table-cell>
          <table:table-cell table:formula="of:=[.A32]-[.A31]" office:value-type="float" office:value="35.36" calcext:value-type="float">
            <text:p>35.36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86.68" calcext:value-type="float">
            <text:p>186.68</text:p>
          </table:table-cell>
          <table:table-cell table:formula="of:=[.A33]-[.A32]" office:value-type="float" office:value="31.11" calcext:value-type="float">
            <text:p>31.11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17.79" calcext:value-type="float">
            <text:p>217.79</text:p>
          </table:table-cell>
          <table:table-cell table:formula="of:=[.A34]-[.A33]" office:value-type="float" office:value="25.45" calcext:value-type="float">
            <text:p>25.4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43.24" calcext:value-type="float">
            <text:p>243.24</text:p>
          </table:table-cell>
          <table:table-cell table:formula="of:=[.A35]-[.A34]" office:value-type="float" office:value="22.63" calcext:value-type="float">
            <text:p>22.6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65.87" calcext:value-type="float">
            <text:p>265.87</text:p>
          </table:table-cell>
          <table:table-cell table:formula="of:=[.A36]-[.A35]" office:value-type="float" office:value="18.39" calcext:value-type="float">
            <text:p>18.3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84.26" calcext:value-type="float">
            <text:p>284.26</text:p>
          </table:table-cell>
          <table:table-cell table:formula="of:=[.A37]-[.A36]" office:value-type="float" office:value="15.55" calcext:value-type="float">
            <text:p>15.5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99.81" calcext:value-type="float">
            <text:p>299.81</text:p>
          </table:table-cell>
          <table:table-cell table:formula="of:=[.A38]-[.A37]" office:value-type="float" office:value="14.15" calcext:value-type="float">
            <text:p>14.1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13.96" calcext:value-type="float">
            <text:p>313.96</text:p>
          </table:table-cell>
          <table:table-cell table:formula="of:=[.A39]-[.A38]" office:value-type="float" office:value="11.31" calcext:value-type="float">
            <text:p>11.31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25.27" calcext:value-type="float">
            <text:p>325.27</text:p>
          </table:table-cell>
          <table:table-cell table:formula="of:=[.A40]-[.A39]" office:value-type="float" office:value="9.90000000000003" calcext:value-type="float">
            <text:p>9.9000000000000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35.17" calcext:value-type="float">
            <text:p>335.17</text:p>
          </table:table-cell>
          <table:table-cell table:formula="of:=[.A41]-[.A40]" office:value-type="float" office:value="8.47999999999996" calcext:value-type="float">
            <text:p>8.47999999999996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43.65" calcext:value-type="float">
            <text:p>343.65</text:p>
          </table:table-cell>
          <table:table-cell table:formula="of:=[.A42]-[.A41]" office:value-type="float" office:value="7.07000000000005" calcext:value-type="float">
            <text:p>7.0700000000000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50.72" calcext:value-type="float">
            <text:p>350.72</text:p>
          </table:table-cell>
          <table:table-cell table:formula="of:=[.A43]-[.A42]" office:value-type="float" office:value="5.65999999999997" calcext:value-type="float">
            <text:p>5.6599999999999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56.38" calcext:value-type="float">
            <text:p>356.38</text:p>
          </table:table-cell>
          <table:table-cell table:formula="of:=[.A44]-[.A43]" office:value-type="float" office:value="5.66000000000003" calcext:value-type="float">
            <text:p>5.6600000000000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62.04" calcext:value-type="float">
            <text:p>362.04</text:p>
          </table:table-cell>
          <table:table-cell table:formula="of:=[.A45]-[.A44]" office:value-type="float" office:value="4.23999999999995" calcext:value-type="float">
            <text:p>4.2399999999999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66.28" calcext:value-type="float">
            <text:p>366.28</text:p>
          </table:table-cell>
          <table:table-cell table:formula="of:=[.A46]-[.A45]" office:value-type="float" office:value="2.83000000000004" calcext:value-type="float">
            <text:p>2.83000000000004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69.11" calcext:value-type="float">
            <text:p>369.11</text:p>
          </table:table-cell>
          <table:table-cell table:formula="of:=[.A47]-[.A46]" office:value-type="float" office:value="2.82999999999998" calcext:value-type="float">
            <text:p>2.82999999999998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71.94" calcext:value-type="float">
            <text:p>371.94</text:p>
          </table:table-cell>
          <table:table-cell table:formula="of:=[.A48]-[.A47]" office:value-type="float" office:value="2.82999999999998" calcext:value-type="float">
            <text:p>2.82999999999998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74.77" calcext:value-type="float">
            <text:p>374.77</text:p>
          </table:table-cell>
          <table:table-cell table:formula="of:=[.A49]-[.A48]" office:value-type="float" office:value="2.83000000000004" calcext:value-type="float">
            <text:p>2.83000000000004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77.6" calcext:value-type="float">
            <text:p>377.6</text:p>
          </table:table-cell>
          <table:table-cell table:formula="of:=[.A50]-[.A49]" office:value-type="float" office:value="1.40999999999997" calcext:value-type="float">
            <text:p>1.4099999999999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79.01" calcext:value-type="float">
            <text:p>379.0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22:34:29.637338477</meta:creation-date>
    <dc:date>2021-02-05T23:14:55.626086231</dc:date>
    <meta:editing-duration>PT29M55S</meta:editing-duration>
    <meta:editing-cycles>1</meta:editing-cycles>
    <meta:document-statistic meta:table-count="1" meta:cell-count="162" meta:object-count="3"/>
    <meta:generator>LibreOffice/6.1.5.2$Linux_ARM_EABI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65cm" svg:y="0.316cm" chart:style-name="ch2">
          <text:p>Acceleration vs Speed at Power=100</text:p>
        </chart:title>
        <chart:legend chart:legend-position="end" svg:x="11.507cm" svg:y="3.952cm" style:legend-expansion="high" chart:style-name="ch3"/>
        <chart:plot-area chart:style-name="ch4" table:cell-range-address="Sheet1.A1:Sheet1.B25" chart:data-source-has-labels="row" svg:x="0.078cm" svg:y="1.222cm" svg:width="12.11cm" svg:height="7.544cm">
          <chartooo:coordinate-region svg:x="0.885cm" svg:y="1.421cm" svg:width="11.023cm" svg:height="6.69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scatter">
            <chart:domain table:cell-range-address="Sheet1.A2:Sheet1.A25"/>
            <chart:regression-curve chart:style-name="ch8">
              <chart:equation chart:display-equation="true" chart:display-r-square="true" svg:x="4.101cm" svg:y="1.558cm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er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130.11">
                <text:p>130.11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.11">
                <text:p>130.11</text:p>
              </table:table-cell>
              <table:table-cell office:value-type="float" office:value="110.31">
                <text:p>110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.42">
                <text:p>240.42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.75">
                <text:p>333.75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.95">
                <text:p>412.95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.83">
                <text:p>480.83</text:p>
              </table:table-cell>
              <table:table-cell office:value-type="float" office:value="57.9900000000001">
                <text:p>57.99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8.82">
                <text:p>538.82</text:p>
              </table:table-cell>
              <table:table-cell office:value-type="float" office:value="48.0799999999999">
                <text:p>48.07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6.9">
                <text:p>586.9</text:p>
              </table:table-cell>
              <table:table-cell office:value-type="float" office:value="41.01">
                <text:p>41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7.91">
                <text:p>627.91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3.27">
                <text:p>663.27</text:p>
              </table:table-cell>
              <table:table-cell office:value-type="float" office:value="29.6900000000001">
                <text:p>29.69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2.96">
                <text:p>692.96</text:p>
              </table:table-cell>
              <table:table-cell office:value-type="float" office:value="25.4599999999999">
                <text:p>25.45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8.42">
                <text:p>718.42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9.63">
                <text:p>739.63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8.02">
                <text:p>758.02</text:p>
              </table:table-cell>
              <table:table-cell office:value-type="float" office:value="15.5500000000001">
                <text:p>15.55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3.57">
                <text:p>773.57</text:p>
              </table:table-cell>
              <table:table-cell office:value-type="float" office:value="12.7299999999999">
                <text:p>12.72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6.3">
                <text:p>786.3</text:p>
              </table:table-cell>
              <table:table-cell office:value-type="float" office:value="11.3200000000001">
                <text:p>11.32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7.62">
                <text:p>797.62</text:p>
              </table:table-cell>
              <table:table-cell office:value-type="float" office:value="9.89999999999998">
                <text:p>9.8999999999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7.52">
                <text:p>807.52</text:p>
              </table:table-cell>
              <table:table-cell office:value-type="float" office:value="8.48000000000002">
                <text:p>8.48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6">
                <text:p>816</text:p>
              </table:table-cell>
              <table:table-cell office:value-type="float" office:value="7.07000000000005">
                <text:p>7.070000000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3.07">
                <text:p>823.07</text:p>
              </table:table-cell>
              <table:table-cell office:value-type="float" office:value="5.65999999999997">
                <text:p>5.65999999999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8.73">
                <text:p>828.73</text:p>
              </table:table-cell>
              <table:table-cell office:value-type="float" office:value="4.24000000000001">
                <text:p>4.24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2.97">
                <text:p>832.97</text:p>
              </table:table-cell>
              <table:table-cell office:value-type="float" office:value="4.24000000000001">
                <text:p>4.24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7.21">
                <text:p>837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384cm" svg:y="0.316cm" chart:style-name="ch2">
          <text:p>Acceleration vs Speed at Power=50</text:p>
        </chart:title>
        <chart:legend chart:legend-position="end" svg:x="11.505cm" svg:y="3.954cm" style:legend-expansion="high" chart:style-name="ch3"/>
        <chart:plot-area chart:style-name="ch4" table:cell-range-address="Sheet1.A27:Sheet1.B49" chart:data-source-has-labels="row" svg:x="0.319cm" svg:y="1.275cm" svg:width="10.867cm" svg:height="7.55cm">
          <chartooo:coordinate-region svg:x="0.94cm" svg:y="1.474cm" svg:width="9.966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49" chart:label-cell-address="Sheet1.B27:Sheet1.B27" chart:class="chart:scatter">
            <chart:domain table:cell-range-address="Sheet1.A28:Sheet1.A49"/>
            <chart:regression-curve chart:style-name="ch8">
              <chart:equation chart:display-equation="true" chart:display-r-square="false" svg:x="1.71cm" svg:y="1.587cm"/>
            </chart:regression-curve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eration</text:p>
                <draw:g>
                  <svg:desc>Sheet1.B27:Sheet1.B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9</svg:desc>
                </draw:g>
              </table:table-cell>
              <table:table-cell office:value-type="float" office:value="59.4">
                <text:p>59.4</text:p>
                <draw:g>
                  <svg:desc>Sheet1.B28:Sheet1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4">
                <text:p>59.4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.89">
                <text:p>108.89</text:p>
              </table:table-cell>
              <table:table-cell office:value-type="float" office:value="42.43">
                <text:p>42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.32">
                <text:p>151.32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.68">
                <text:p>186.68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.79">
                <text:p>217.79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.24">
                <text:p>243.24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.87">
                <text:p>265.87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.26">
                <text:p>284.26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.81">
                <text:p>299.81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.96">
                <text:p>313.96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.27">
                <text:p>325.27</text:p>
              </table:table-cell>
              <table:table-cell office:value-type="float" office:value="9.90000000000003">
                <text:p>9.90000000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.17">
                <text:p>335.17</text:p>
              </table:table-cell>
              <table:table-cell office:value-type="float" office:value="8.47999999999996">
                <text:p>8.47999999999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3.65">
                <text:p>343.65</text:p>
              </table:table-cell>
              <table:table-cell office:value-type="float" office:value="7.07000000000005">
                <text:p>7.07000000000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.72">
                <text:p>350.72</text:p>
              </table:table-cell>
              <table:table-cell office:value-type="float" office:value="5.65999999999997">
                <text:p>5.659999999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6.38">
                <text:p>356.38</text:p>
              </table:table-cell>
              <table:table-cell office:value-type="float" office:value="5.66000000000003">
                <text:p>5.66000000000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2.04">
                <text:p>362.04</text:p>
              </table:table-cell>
              <table:table-cell office:value-type="float" office:value="4.23999999999995">
                <text:p>4.23999999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.28">
                <text:p>366.28</text:p>
              </table:table-cell>
              <table:table-cell office:value-type="float" office:value="2.83000000000004">
                <text:p>2.83000000000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9.11">
                <text:p>369.11</text:p>
              </table:table-cell>
              <table:table-cell office:value-type="float" office:value="2.82999999999998">
                <text:p>2.8299999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1.94">
                <text:p>371.94</text:p>
              </table:table-cell>
              <table:table-cell office:value-type="float" office:value="2.82999999999998">
                <text:p>2.82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4.77">
                <text:p>374.77</text:p>
              </table:table-cell>
              <table:table-cell office:value-type="float" office:value="2.83000000000004">
                <text:p>2.83000000000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7.6">
                <text:p>377.6</text:p>
              </table:table-cell>
              <table:table-cell office:value-type="float" office:value="1.40999999999997">
                <text:p>1.40999999999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05cm" svg:y="0.316cm" chart:style-name="ch2">
          <text:p>Max Acceleration vs Power</text:p>
        </chart:title>
        <chart:legend chart:legend-position="end" svg:x="10.74cm" svg:y="3.952cm" style:legend-expansion="high" chart:style-name="ch3"/>
        <chart:plot-area chart:style-name="ch4" table:cell-range-address="Sheet1.L2:Sheet1.M12" chart:data-source-has-labels="row" svg:x="0.32cm" svg:y="1.275cm" svg:width="10.1cm" svg:height="7.545cm">
          <chartooo:coordinate-region svg:x="0.941cm" svg:y="1.474cm" svg:width="9.013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M3:Sheet1.M12" chart:label-cell-address="Sheet1.M2:Sheet1.M2" chart:class="chart:scatter">
            <chart:domain table:cell-range-address="Sheet1.L3:Sheet1.L12"/>
            <chart:regression-curve chart:style-name="ch8">
              <chart:equation chart:display-equation="true" chart:display-r-square="fals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Max Acceleration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L3:Sheet1.L12</svg:desc>
                </draw:g>
              </table:table-cell>
              <table:table-cell office:value-type="float" office:value="120.21">
                <text:p>120.21</text:p>
                <draw:g>
                  <svg:desc>Sheet1.M3:Sheet1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08.89">
                <text:p>108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96.17">
                <text:p>96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72.12">
                <text:p>72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8.86">
                <text:p>58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6.77">
                <text:p>36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73">
                <text:p>12.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